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1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/>
    </style:style>
    <style:style style:name="ce11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="0.06pt solid #000000"/>
    </style:style>
    <style:style style:name="ce4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6.096cm" svg:x="7.682cm" svg:y="15.116cm">
            <draw:object draw:notify-on-update-of-ranges="Sheet1.M31:Sheet1.M31 Sheet1.M32:Sheet1.M35 Sheet1.O31:Sheet1.O31 Sheet1.O32:Sheet1.O35 Sheet1.N31:Sheet1.N31 Sheet1.N32:Sheet1.N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82cm" svg:height="12.617cm" svg:x="35.298cm" svg:y="9.43cm">
            <draw:object draw:notify-on-update-of-ranges="Sheet1.N55:Sheet1.N55 Sheet1.N56:Sheet1.N60 Sheet1.O55:Sheet1.O55 Sheet1.O56:Sheet1.O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Ламбда 532нм</text:p>
          </table:table-cell>
          <table:table-cell table:number-columns-repeated="2"/>
          <table:table-cell office:value-type="string" calcext:value-type="string">
            <text:p>ДЛИНА</text:p>
          </table:table-cell>
          <table:table-cell office:value-type="string" calcext:value-type="string">
            <text:p>1350 см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асст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25.7/8" office:value-type="float" office:value="3.2125" calcext:value-type="float">
            <text:p>3,2125</text:p>
          </table:table-cell>
          <table:table-cell table:formula="of:=24.4/10" office:value-type="float" office:value="2.44" calcext:value-type="float">
            <text:p>2,44</text:p>
          </table:table-cell>
          <table:table-cell table:formula="of:=26.8/22" office:value-type="float" office:value="1.21818181818182" calcext:value-type="float">
            <text:p>1,21818181818182</text:p>
          </table:table-cell>
          <table:table-cell table:formula="of:=27/44" office:value-type="float" office:value="0.613636363636364" calcext:value-type="float">
            <text:p>0,613636363636364</text:p>
          </table:table-cell>
          <table:table-cell table:formula="of:=22/48" office:value-type="float" office:value="0.458333333333333" calcext:value-type="float">
            <text:p>0,458333333333333</text:p>
          </table:table-cell>
          <table:table-cell/>
          <table:table-cell table:formula="of:=[.$I$1]*[.$J$1]/[.C3] / 1000" office:value-type="float" office:value="22.356420233463" calcext:value-type="float">
            <text:p>22,356420233463</text:p>
          </table:table-cell>
          <table:table-cell table:formula="of:=[.$I$1]*[.$J$1]/[.D3] / 1000" office:value-type="float" office:value="29.4344262295082" calcext:value-type="float">
            <text:p>29,4344262295082</text:p>
          </table:table-cell>
          <table:table-cell table:formula="of:=[.$I$1]*[.$J$1]/[.E3] / 1000" office:value-type="float" office:value="58.9567164179104" calcext:value-type="float">
            <text:p>58,9567164179104</text:p>
          </table:table-cell>
          <table:table-cell table:formula="of:=[.$I$1]*[.$J$1]/[.F3] / 1000" office:value-type="float" office:value="117.04" calcext:value-type="float">
            <text:p>117,04</text:p>
          </table:table-cell>
          <table:table-cell table:formula="of:=[.$I$1]*[.$J$1]/[.G3] / 1000" office:value-type="float" office:value="156.698181818182" calcext:value-type="float">
            <text:p>156,698181818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Погр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НЕ МОГУ</text:p>
          </table:table-cell>
          <table:table-cell office:value-type="float" office:value="0.12" calcext:value-type="float">
            <text:p>0,12</text:p>
          </table:table-cell>
          <table:table-cell office:value-type="float" office:value="0.277" calcext:value-type="float">
            <text:p>0,277</text:p>
          </table:table-cell>
          <table:table-cell office:value-type="float" office:value="0.405" calcext:value-type="float">
            <text:p>0,4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01" calcext:value-type="float">
            <text:p>0,001</text:p>
          </table:table-cell>
          <table:table-cell table:formula="of:=0.05/18" office:value-type="float" office:value="0.00277777777777778" calcext:value-type="float">
            <text:p>0,002777777777778</text:p>
          </table:table-cell>
          <table:table-cell table:formula="of:=0.05/8" office:value-type="float" office:value="0.00625" calcext:value-type="float">
            <text:p>0,006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От линзы до решётки</text:p>
          </table:table-cell>
          <table:table-cell table:number-columns-repeated="9"/>
          <table:table-cell table:style-name="ce1" office:value-type="string" calcext:value-type="string">
            <text:p>Длина L, см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Волна, нм</text:p>
          </table:table-cell>
          <table:table-cell table:style-name="ce4" office:value-type="float" office:value="532" calcext:value-type="float">
            <text:p>532</text:p>
          </table:table-cell>
          <table:table-cell table:style-name="ce14"/>
          <table:table-cell table:style-name="ce15"/>
        </table:table-row>
        <table:table-row table:style-name="ro1">
          <table:table-cell/>
          <table:table-cell office:value-type="string" calcext:value-type="string">
            <text:p>A= 5.3см</text:p>
          </table:table-cell>
          <table:table-cell office:value-type="float" office:value="5.3" calcext:value-type="float">
            <text:p>5,3</text:p>
          </table:table-cell>
          <table:table-cell/>
          <table:table-cell table:formula="of:=[.E6]*[.$C$9]/[.$C$11] * 10000" office:value-type="float" office:value="53.8983050847458" calcext:value-type="float">
            <text:p>53,8983050847458</text:p>
          </table:table-cell>
          <table:table-cell table:formula="of:=[.F6]*[.$C$9]/[.$C$11] * 10000" office:value-type="float" office:value="124.415254237288" calcext:value-type="float">
            <text:p>124,415254237288</text:p>
          </table:table-cell>
          <table:table-cell table:formula="of:=[.G6]*[.$C$9]/[.$C$11] * 10000" office:value-type="float" office:value="181.906779661017" calcext:value-type="float">
            <text:p>181,906779661017</text:p>
          </table:table-cell>
          <table:table-cell table:number-columns-repeated="4"/>
          <table:table-cell table:style-name="ce2" office:value-type="string" calcext:value-type="string">
            <text:p>Решётк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От линзы до экрана</text:p>
          </table:table-cell>
          <table:table-cell table:number-columns-repeated="9"/>
          <table:table-cell table:style-name="ce2" office:value-type="string" calcext:value-type="string">
            <text:p>X, см</text:p>
          </table:table-cell>
          <table:table-cell table:style-name="ce2" office:value-type="float" office:value="25.7" calcext:value-type="float">
            <text:p>25,7</text:p>
          </table:table-cell>
          <table:table-cell table:style-name="ce2" office:value-type="float" office:value="24.2" calcext:value-type="float">
            <text:p>24,2</text:p>
          </table:table-cell>
          <table:table-cell table:style-name="ce2" office:value-type="float" office:value="26.8" calcext:value-type="float">
            <text:p>26,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 = 118см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style-name="ce2" office:value-type="string" calcext:value-type="string">
            <text:p>Полосы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x = X / N</text:p>
          </table:table-cell>
          <table:table-cell table:style-name="ce5" table:formula="of:=[.M10]/[.M11]" office:value-type="float" office:value="3.2125" calcext:value-type="float">
            <text:p>3,213</text:p>
          </table:table-cell>
          <table:table-cell table:style-name="ce5" table:formula="of:=[.N10]/[.N11]" office:value-type="float" office:value="2.42" calcext:value-type="float">
            <text:p>2,420</text:p>
          </table:table-cell>
          <table:table-cell table:style-name="ce5" table:formula="of:=[.O10]/[.O11]" office:value-type="float" office:value="1.21818181818182" calcext:value-type="float">
            <text:p>1,218</text:p>
          </table:table-cell>
          <table:table-cell table:style-name="ce5" table:formula="of:=[.P10]/[.P11]" office:value-type="float" office:value="0.613636363636364" calcext:value-type="float">
            <text:p>0,614</text:p>
          </table:table-cell>
          <table:table-cell table:style-name="ce5" table:formula="of:=[.Q10]/[.Q11]" office:value-type="float" office:value="0.458333333333333" calcext:value-type="float">
            <text:p>0,458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3" office:value-type="string" calcext:value-type="string">
            <text:p>σx, см</text:p>
          </table:table-cell>
          <table:table-cell table:style-name="ce5" table:formula="of:=0.05 / [.M11]" office:value-type="float" office:value="0.00625" calcext:value-type="float">
            <text:p>0,006</text:p>
          </table:table-cell>
          <table:table-cell table:style-name="ce5" table:formula="of:=0.05 / [.N11]" office:value-type="float" office:value="0.005" calcext:value-type="float">
            <text:p>0,005</text:p>
          </table:table-cell>
          <table:table-cell table:style-name="ce5" table:formula="of:=0.05 / [.O11]" office:value-type="float" office:value="0.00227272727272727" calcext:value-type="float">
            <text:p>0,002</text:p>
          </table:table-cell>
          <table:table-cell table:style-name="ce5" table:formula="of:=0.05 / [.P11]" office:value-type="float" office:value="0.00113636363636364" calcext:value-type="float">
            <text:p>0,001</text:p>
          </table:table-cell>
          <table:table-cell table:style-name="ce5" table:formula="of:=0.05 / [.Q11]" office:value-type="float" office:value="0.00208333333333333" calcext:value-type="float">
            <text:p>0,002</text:p>
          </table:table-cell>
        </table:table-row>
        <table:table-row table:style-name="ro1">
          <table:table-cell office:value-type="string" calcext:value-type="string">
            <text:p>Start 1,08</text:p>
          </table:table-cell>
          <table:table-cell table:formula="of:=[.F6]" office:value-type="float" office:value="0.277" calcext:value-type="float">
            <text:p>0,277</text:p>
          </table:table-cell>
          <table:table-cell table:number-columns-repeated="9"/>
          <table:table-cell table:style-name="ce2" office:value-type="string" calcext:value-type="string">
            <text:p>D = L<text:span text:style-name="T1">λ/x</text:span></text:p>
          </table:table-cell>
          <table:table-cell table:style-name="ce6" table:formula="of:=[.$M$8]*[.$O$8]/[.M12] / 10001" office:value-type="float" office:value="22.3541848149815" calcext:value-type="float">
            <text:p>22,35</text:p>
          </table:table-cell>
          <table:table-cell table:style-name="ce11" table:formula="of:=[.$M$8]*[.$O$8]/[.N12] / 10001" office:value-type="float" office:value="29.6747184785654" calcext:value-type="float">
            <text:p>29,7</text:p>
          </table:table-cell>
          <table:table-cell table:style-name="ce11" table:formula="of:=[.$M$8]*[.$O$8]/[.O12] / 10001" office:value-type="float" office:value="58.9508213357769" calcext:value-type="float">
            <text:p>59,0</text:p>
          </table:table-cell>
          <table:table-cell table:style-name="ce11" table:formula="of:=[.$M$8]*[.$O$8]/[.P12] / 10001" office:value-type="float" office:value="117.028297170283" calcext:value-type="float">
            <text:p>117,0</text:p>
          </table:table-cell>
          <table:table-cell table:style-name="ce11" table:formula="of:=[.$M$8]*[.$O$8]/[.Q12] / 10001" office:value-type="float" office:value="156.682513566825" calcext:value-type="float">
            <text:p>156,7</text:p>
          </table:table-cell>
        </table:table-row>
        <table:table-row table:style-name="ro1">
          <table:table-cell office:value-type="string" calcext:value-type="string">
            <text:p>Next 3,75</text:p>
          </table:table-cell>
          <table:table-cell table:formula="of:=3/11" office:value-type="float" office:value="0.272727272727273" calcext:value-type="float">
            <text:p>0,272727272727273</text:p>
          </table:table-cell>
          <table:table-cell table:number-columns-repeated="9"/>
          <table:table-cell table:style-name="ce3" office:value-type="string" calcext:value-type="string">
            <text:p>σD, мкм</text:p>
          </table:table-cell>
          <table:table-cell table:style-name="ce7" table:formula="of:=([.M13]/[.M12] + 1/1350)*[.M14]" office:value-type="float" office:value="0.0600492873542666" calcext:value-type="float">
            <text:p>0,06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([.O13]/[.O12] + 1/1350)*[.O14]" office:value-type="float" office:value="0.153650150689988" calcext:value-type="float">
            <text:p>0,2</text:p>
          </table:table-cell>
          <table:table-cell table:style-name="ce12" table:formula="of:=([.P13]/[.P12] + 1/1350)*[.P14]" office:value-type="float" office:value="0.3034066963674" calcext:value-type="float">
            <text:p>0,3</text:p>
          </table:table-cell>
          <table:table-cell table:style-name="ce12" table:formula="of:=([.Q13]/[.Q12] + 1/1350)*[.Q14]" office:value-type="float" office:value="0.82825436464618" calcext:value-type="float">
            <text:p>0,8</text:p>
          </table:table-cell>
        </table:table-row>
        <table:table-row table:style-name="ro1">
          <table:table-cell office:value-type="string" calcext:value-type="string">
            <text:p>Next 4,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xt 6,1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1" office:value-type="string" calcext:value-type="string">
            <text:p>a, см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string" calcext:value-type="string">
            <text:p>b, см</text:p>
          </table:table-cell>
          <table:table-cell table:style-name="ce13" office:value-type="float" office:value="118" calcext:value-type="float">
            <text:p>118</text:p>
          </table:table-cell>
          <table:table-cell table:style-name="ce14"/>
          <table:table-cell table:style-name="ce15"/>
        </table:table-row>
        <table:table-row table:style-name="ro1">
          <table:table-cell office:value-type="string" calcext:value-type="string">
            <text:p>Начало</text:p>
          </table:table-cell>
          <table:table-cell office:value-type="float" office:value="0.21" calcext:value-type="float">
            <text:p>0,21</text:p>
          </table:table-cell>
          <table:table-cell table:number-columns-repeated="3"/>
          <table:table-cell office:value-type="float" office:value="0.72" calcext:value-type="float">
            <text:p>0,72</text:p>
          </table:table-cell>
          <table:table-cell table:number-columns-repeated="5"/>
          <table:table-cell table:style-name="ce2" office:value-type="string" calcext:value-type="string">
            <text:p>Решётк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5"/>
          <table:table-cell table:style-name="ce2" office:value-type="string" calcext:value-type="string">
            <text:p>X, см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6.8" calcext:value-type="float">
            <text:p>6,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number-columns-repeated="3"/>
          <table:table-cell office:value-type="float" office:value="2.27" calcext:value-type="float">
            <text:p>2,27</text:p>
          </table:table-cell>
          <table:table-cell table:number-columns-repeated="5"/>
          <table:table-cell table:style-name="ce2" office:value-type="string" calcext:value-type="string">
            <text:p>Полосы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72" calcext:value-type="float">
            <text:p>2,72</text:p>
          </table:table-cell>
          <table:table-cell table:number-columns-repeated="5"/>
          <table:table-cell table:style-name="ce2" office:value-type="string" calcext:value-type="string">
            <text:p>x = X / N</text:p>
          </table:table-cell>
          <table:table-cell table:style-name="ce7" table:formula="of:=[.M21]/[.M22]" office:value-type="float" office:value="0.24" calcext:value-type="float">
            <text:p>0,24</text:p>
          </table:table-cell>
          <table:table-cell table:style-name="ce5" table:formula="of:=[.N21]/[.N22]" office:value-type="float" office:value="0.485714285714286" calcext:value-type="float">
            <text:p>0,486</text:p>
          </table:table-cell>
          <table:table-cell table:style-name="ce5" table:formula="of:=[.O21]/[.O22]" office:value-type="float" office:value="0.6875" calcext:value-type="float">
            <text:p>0,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мм</text:p>
          </table:table-cell>
          <table:table-cell/>
          <table:table-cell office:value-type="float" office:value="3.22" calcext:value-type="float">
            <text:p>3,22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мм</text:p>
          </table:table-cell>
          <table:table-cell table:number-columns-repeated="3"/>
          <table:table-cell table:style-name="ce3" office:value-type="string" calcext:value-type="string">
            <text:p>σx, см</text:p>
          </table:table-cell>
          <table:table-cell table:style-name="ce7" table:formula="of:=0.05 / [.M22]" office:value-type="float" office:value="0.01" calcext:value-type="float">
            <text:p>0,01</text:p>
          </table:table-cell>
          <table:table-cell table:style-name="ce5" table:formula="of:=0.05 / [.N22]" office:value-type="float" office:value="0.00357142857142857" calcext:value-type="float">
            <text:p>0,004</text:p>
          </table:table-cell>
          <table:table-cell table:style-name="ce5" table:formula="of:=0.05 / [.O22]" office:value-type="float" office:value="0.003125" calcext:value-type="float">
            <text:p>0,0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D = xa<text:span text:style-name="T1">/b</text:span></text:p>
          </table:table-cell>
          <table:table-cell table:style-name="ce8" table:formula="of:=[.M23]*[.$M$8]/[.$O$8] * 100" office:value-type="float" office:value="60.9022556390977" calcext:value-type="float">
            <text:p>61</text:p>
          </table:table-cell>
          <table:table-cell table:style-name="ce8" table:formula="of:=[.N23]*[.$M$8]/[.$O$8] * 100" office:value-type="float" office:value="123.254564983888" calcext:value-type="float">
            <text:p>123</text:p>
          </table:table-cell>
          <table:table-cell table:style-name="ce8" table:formula="of:=[.O23]*[.$M$8]/[.$O$8] * 100" office:value-type="float" office:value="174.459586466165" calcext:value-type="float">
            <text:p>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ежду максимума</text:p>
          </table:table-cell>
          <table:table-cell/>
          <table:table-cell table:formula="of:=265/16" office:value-type="float" office:value="16.5625" calcext:value-type="float">
            <text:p>16,5625</text:p>
          </table:table-cell>
          <table:table-cell/>
          <table:table-cell office:value-type="string" calcext:value-type="string">
            <text:p>Между максимума</text:p>
          </table:table-cell>
          <table:table-cell/>
          <table:table-cell office:value-type="float" office:value="12.76" calcext:value-type="float">
            <text:p>12,76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3" office:value-type="string" calcext:value-type="string">
            <text:p>σD, мкм</text:p>
          </table:table-cell>
          <table:table-cell table:style-name="ce9" table:formula="of:=([.M24]/[.M23] + 0.05/5.3)*[.M25]" office:value-type="float" office:value="3.11214356646333" calcext:value-type="float">
            <text:p>3</text:p>
          </table:table-cell>
          <table:table-cell table:style-name="ce9" table:formula="of:=([.N24]/[.N23] + 0.05/5.3)*[.N25]" office:value-type="float" office:value="2.06906248100034" calcext:value-type="float">
            <text:p>2</text:p>
          </table:table-cell>
          <table:table-cell table:style-name="ce9" table:formula="of:=([.O24]/[.O23] + 0.05/5.3)*[.O25]" office:value-type="float" office:value="2.43884327564194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Расстояние до экрана</text:p>
          </table:table-cell>
          <table:table-cell/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Расс. До экрана от сетки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мм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Между линзой и сеткой</text:p>
          </table:table-cell>
          <table:table-cell/>
          <table:table-cell office:value-type="string" calcext:value-type="string">
            <text:p>56мм</text:p>
          </table:table-cell>
          <table:table-cell/>
          <table:table-cell office:value-type="string" calcext:value-type="string">
            <text:p>Между линзой и сеткой</text:p>
          </table:table-cell>
          <table:table-cell/>
          <table:table-cell office:value-type="string" calcext:value-type="string">
            <text:p>56мм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1" office:value-type="string" calcext:value-type="string">
            <text:p>a, см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string" calcext:value-type="string">
            <text:p>b, см</text:p>
          </table:table-cell>
          <table:table-cell table:style-name="ce13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Решётк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z1, мм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z2, мм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z3, мм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1.15" calcext:value-type="float">
            <text:p>1,15</text:p>
          </table:table-cell>
          <table:table-cell table:style-name="ce7" office:value-type="float" office:value="1.85" calcext:value-type="float">
            <text:p>1,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z4, мм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σz, мм</text:p>
          </table:table-cell>
          <table:table-cell table:number-columns-repeated="3" table:style-name="ce10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D, мкм</text:p>
          </table:table-cell>
          <table:table-cell table:style-name="ce8" table:formula="of:=SQRT([.O8]*0.119/2) * 10" office:value-type="float" office:value="56.2618876327483" calcext:value-type="float">
            <text:p>56</text:p>
          </table:table-cell>
          <table:table-cell table:style-name="ce8" table:formula="of:=SQRT([.O8]*0.431/2) * 10" office:value-type="float" office:value="107.072872381383" calcext:value-type="float">
            <text:p>107</text:p>
          </table:table-cell>
          <table:table-cell table:style-name="ce8" table:formula="of:=SQRT([.O8]*0.661/2) * 10" office:value-type="float" office:value="132.599396680377" calcext:value-type="float">
            <text:p>13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σD, мкм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9" table:number-columns-repeated="3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9"/>
          <table:table-cell table:number-columns-repeated="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.564" calcext:value-type="float">
            <text:p>0,564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table:style-name="ce26" office:value-type="string" calcext:value-type="string">
            <text:p>Решётка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а, мм</text:p>
          </table:table-cell>
          <table:table-cell table:number-columns-repeated="2" table:style-name="ce26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b, мм</text:p>
          </table:table-cell>
          <table:table-cell table:number-columns-repeated="2" table:style-name="ce26"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N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x, мм</text:p>
          </table:table-cell>
          <table:table-cell table:number-columns-repeated="2" table:style-name="ce26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d, мкм</text:p>
          </table:table-cell>
          <table:table-cell table:style-name="ce43" table:formula="of:=[.N51]/[.N50]*[.N48]/[.N49] * 1000" office:value-type="float" office:value="81.9209039548023" calcext:value-type="float">
            <text:p>82</text:p>
          </table:table-cell>
          <table:table-cell table:style-name="ce43" table:formula="of:=[.O51]/[.O50]*[.O48]/[.O49] * 1000" office:value-type="float" office:value="98.3050847457627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table:style-name="ce27" office:value-type="string" calcext:value-type="string">
            <text:p>a, мм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string" calcext:value-type="string">
            <text:p>b, мм</text:p>
          </table:table-cell>
          <table:table-cell table:style-name="ce38"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Решётка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1, мм</text:p>
          </table:table-cell>
          <table:table-cell table:style-name="ce26" office:value-type="float" office:value="0.21" calcext:value-type="float">
            <text:p>0,21</text:p>
          </table:table-cell>
          <table:table-cell table:style-name="ce26" office:value-type="float" office:value="0.72" calcext:value-type="float">
            <text:p>0,72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2, мм</text:p>
          </table:table-cell>
          <table:table-cell table:style-name="ce26" office:value-type="float" office:value="0.55" calcext:value-type="float">
            <text:p>0,55</text:p>
          </table:table-cell>
          <table:table-cell table:style-name="ce26" office:value-type="float" office:value="1.2" calcext:value-type="float">
            <text:p>1,2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3, мм</text:p>
          </table:table-cell>
          <table:table-cell table:style-name="ce26" office:value-type="float" office:value="0.88" calcext:value-type="float">
            <text:p>0,88</text:p>
          </table:table-cell>
          <table:table-cell table:style-name="ce26" office:value-type="float" office:value="1.67" calcext:value-type="float">
            <text:p>1,67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4, мм</text:p>
          </table:table-cell>
          <table:table-cell table:style-name="ce26" office:value-type="float" office:value="1.22" calcext:value-type="float">
            <text:p>1,22</text:p>
          </table:table-cell>
          <table:table-cell table:style-name="ce26" office:value-type="float" office:value="2.27" calcext:value-type="float">
            <text:p>2,27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5, мм</text:p>
          </table:table-cell>
          <table:table-cell table:style-name="ce26" office:value-type="float" office:value="1.5" calcext:value-type="float">
            <text:p>1,5</text:p>
          </table:table-cell>
          <table:table-cell table:style-name="ce26" office:value-type="float" office:value="2.72" calcext:value-type="float">
            <text:p>2,72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9" office:value-type="string" calcext:value-type="string">
            <text:p>σz, мм</text:p>
          </table:table-cell>
          <table:table-cell table:number-columns-repeated="2" table:style-name="ce26" office:value-type="float" office:value="0.01" calcext:value-type="float">
            <text:p>0,01</text:p>
          </table:table-cell>
          <table:table-cell table:style-name="ce40"/>
          <table:table-cell/>
        </table:table-row>
        <table:table-row table:style-name="ro1">
          <table:table-cell table:number-columns-repeated="12"/>
          <table:table-cell table:style-name="ce29" office:value-type="string" calcext:value-type="string">
            <text:p>D, мкм</text:p>
          </table:table-cell>
          <table:table-cell table:style-name="ce34" table:formula="of:=SQRT([.O8]*0.325/2)*10" office:value-type="float" office:value="92.9784921366227" calcext:value-type="float">
            <text:p>93</text:p>
          </table:table-cell>
          <table:table-cell table:style-name="ce34" table:formula="of:=SQRT([.O8]*0.507/2) * 10" office:value-type="float" office:value="116.130099457462" calcext:value-type="float">
            <text:p>116</text:p>
          </table:table-cell>
          <table:table-cell table:style-name="ce34"/>
          <table:table-cell/>
        </table:table-row>
        <table:table-row table:style-name="ro1">
          <table:table-cell table:number-columns-repeated="12"/>
          <table:table-cell table:style-name="ce29" office:value-type="string" calcext:value-type="string">
            <text:p>σD, мкм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 number:title="User-defined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19:03:41.888528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9:00:32.062306315</meta:creation-date>
    <dc:date>2021-05-11T19:13:35.274151055</dc:date>
    <meta:editing-duration>PT3H44S</meta:editing-duration>
    <meta:editing-cycles>4</meta:editing-cycles>
    <meta:generator>LibreOffice/6.4.7.2$Linux_X86_64 LibreOffice_project/40$Build-2</meta:generator>
    <meta:document-statistic meta:table-count="1" meta:cell-count="25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16.097cm" xlink:href=".." xlink:type="simple" chart:class="chart:line" chart:column-mapping="0 2 1" chart:style-name="ch1">
        <chart:title svg:x="7.148cm" svg:y="0.457cm" chart:style-name="ch2">
          <text:p>z = f(N)</text:p>
        </chart:title>
        <chart:legend chart:legend-position="end" svg:x="13.225cm" svg:y="6.504cm" style:legend-expansion="high" chart:style-name="ch3"/>
        <chart:plot-area chart:style-name="ch4" table:cell-range-address="Sheet1.M31:Sheet1.O35" chart:data-source-has-labels="row" svg:x="1.33cm" svg:y="1.557cm" svg:width="11.576cm" svg:height="13.238cm">
          <chartooo:coordinate-region svg:x="2.242cm" svg:y="1.756cm" svg:width="10.57cm" svg:height="12.392cm"/>
          <chart:axis chart:dimension="x" chart:name="primary-x" chart:style-name="ch5">
            <chart:title svg:x="6.942cm" svg:y="15.116cm" chart:style-name="ch6">
              <text:p>N</text:p>
            </chart:title>
          </chart:axis>
          <chart:axis chart:dimension="y" chart:name="primary-y" chart:style-name="ch7">
            <chart:title svg:x="0.451cm" svg:y="8.723cm" chart:style-name="ch8">
              <text:p>zN, мм</text:p>
            </chart:title>
            <chart:grid chart:style-name="ch9" chart:class="major"/>
          </chart:axis>
          <chart:series chart:style-name="ch10" chart:values-cell-range-address="Sheet1.M32:Sheet1.M35" chart:label-cell-address="Sheet1.M31:Sheet1.M31" chart:class="chart:line">
            <chart:regression-curve chart:style-name="ch11">
              <chart:equation chart:display-equation="true" chart:display-r-square="false" svg:x="8.235cm" svg:y="11.455cm"/>
            </chart:regression-curve>
            <chart:data-point chart:repeated="4"/>
          </chart:series>
          <chart:series chart:style-name="ch12" chart:values-cell-range-address="Sheet1.O32:Sheet1.O35" chart:label-cell-address="Sheet1.O31:Sheet1.O31" chart:class="chart:line">
            <chart:regression-curve chart:style-name="ch13">
              <chart:equation chart:display-equation="true" chart:display-r-square="false" svg:x="6.778cm" svg:y="4.51cm"/>
            </chart:regression-curve>
            <chart:data-point chart:repeated="4"/>
          </chart:series>
          <chart:series chart:style-name="ch14" chart:values-cell-range-address="Sheet1.N32:Sheet1.N35" chart:label-cell-address="Sheet1.N31:Sheet1.N31" chart:class="chart:line">
            <chart:regression-curve chart:style-name="ch15">
              <chart:equation chart:display-equation="true" chart:display-r-square="false" svg:x="7.466cm" svg:y="7.863cm"/>
            </chart:regression-curve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M31:Sheet1.M31</svg:desc>
                </draw:g>
              </table:table-cell>
              <table:table-cell office:value-type="string">
                <text:p>5</text:p>
                <draw:g>
                  <svg:desc>Sheet1.O31:Sheet1.O31</svg:desc>
                </draw:g>
              </table:table-cell>
              <table:table-cell office:value-type="string">
                <text:p>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Sheet1.M32:Sheet1.M35</svg:desc>
                </draw:g>
              </table:table-cell>
              <table:table-cell office:value-type="float" office:value="0.55">
                <text:p>0.55</text:p>
                <draw:g>
                  <svg:desc>Sheet1.O32:Sheet1.O35</svg:desc>
                </draw:g>
              </table:table-cell>
              <table:table-cell office:value-type="float" office:value="0.32">
                <text:p>0.32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1.27">
                <text:p>1.2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1.85">
                <text:p>1.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2.56">
                <text:p>2.56</text:p>
              </table:table-cell>
              <table:table-cell office:value-type="float" office:value="1.65">
                <text:p>1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83cm" svg:height="12.618cm" xlink:href=".." xlink:type="simple" chart:class="chart:line" chart:style-name="ch1">
        <chart:title svg:x="7.55cm" svg:y="0.388cm" chart:style-name="ch2">
          <text:p>Решётка миры</text:p>
        </chart:title>
        <chart:legend chart:legend-position="end" svg:x="15.325cm" svg:y="5.263cm" style:legend-expansion="high" chart:style-name="ch3"/>
        <chart:plot-area chart:style-name="ch4" table:cell-range-address="Sheet1.N55:Sheet1.O60" chart:data-source-has-labels="row" svg:x="1.376cm" svg:y="1.419cm" svg:width="13.584cm" svg:height="9.966cm">
          <chartooo:coordinate-region svg:x="2.103cm" svg:y="1.618cm" svg:width="12.763cm" svg:height="9.12cm"/>
          <chart:axis chart:dimension="x" chart:name="primary-x" chart:style-name="ch5">
            <chart:title svg:x="7.992cm" svg:y="11.637cm" chart:style-name="ch6">
              <text:p>N</text:p>
            </chart:title>
          </chart:axis>
          <chart:axis chart:dimension="y" chart:name="primary-y" chart:style-name="ch5">
            <chart:title svg:x="0.451cm" svg:y="6.962cm" chart:style-name="ch7">
              <text:p>z_i, мм</text:p>
            </chart:title>
            <chart:grid chart:style-name="ch8" chart:class="major"/>
          </chart:axis>
          <chart:series chart:style-name="ch9" chart:values-cell-range-address="Sheet1.N56:Sheet1.N60" chart:label-cell-address="Sheet1.N55:Sheet1.N55" chart:class="chart:line">
            <chart:regression-curve chart:style-name="ch10">
              <chart:equation chart:display-equation="true" chart:display-r-square="false" svg:x="10.544cm" svg:y="8.02cm"/>
            </chart:regression-curve>
            <chart:data-point chart:repeated="5"/>
          </chart:series>
          <chart:series chart:style-name="ch11" chart:values-cell-range-address="Sheet1.O56:Sheet1.O60" chart:label-cell-address="Sheet1.O55:Sheet1.O55" chart:class="chart:line">
            <chart:regression-curve chart:style-name="ch12">
              <chart:equation chart:display-equation="true" chart:display-r-square="false" svg:x="5.485cm" svg:y="4.372cm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N55:Sheet1.N55</svg:desc>
                </draw:g>
              </table:table-cell>
              <table:table-cell office:value-type="string">
                <text:p>20</text:p>
                <draw:g>
                  <svg:desc>Sheet1.O55:Sheet1.O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">
                <text:p>0.21</text:p>
                <draw:g>
                  <svg:desc>Sheet1.N56:Sheet1.N60</svg:desc>
                </draw:g>
              </table:table-cell>
              <table:table-cell office:value-type="float" office:value="0.72">
                <text:p>0.72</text:p>
                <draw:g>
                  <svg:desc>Sheet1.O56:Sheet1.O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">
                <text:p>1.2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2.72">
                <text:p>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